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FLAIR PREDICTI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oject aims to classify reddit posts into flairs</text:p>
              </text:list-item>
              <text:list-item>
                <text:p>This can be used for better personalization of reddit feed of user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data is collected from reddit https api</text:p>
              </text:list-item>
              <text:list-item>
                <text:p>It give all the content on the page in json format</text:p>
              </text:list-item>
              <text:list-item>
                <text:p>The json was parsed to store all the useful information in a csv file</text:p>
              </text:list-item>
              <text:list-item>
                <text:p>The data was later clean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ATA QUALITY ASSESS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Missing values</text:span> if not substituted correctly could create problems later in the model</text:p>
            <text:p text:style-name="P2"/>
            <text:p text:style-name="P2"><text:span text:style-name="T1">Feature distribution</text:span> analysis was important as some flairs which have very low representations need not be considered in model training as they won’t affect the accuracy much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ATA 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ox-plot</text:span> gave us a idea of how score is distributed in various flairs and if its a good feature for classification.</text:p>
              </text:list-item>
              <text:list-item>
                <text:p><text:span text:style-name="T1">Unique values</text:span> of various features were seen and based on that it was decided if they are good fea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ATA VISUAL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-plot – was used to check for the distribution of features among various flairs</text:p>
              </text:list-item>
              <text:list-item>
                <text:p>Histograms – were used to check the data distrib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ing</text:p>
                <text:list>
                  <text:list-item>
                    <text:p>Scaling was necessary as data varied in very different ranges and needed to be in the same domain for efficient model training</text:p>
                  </text:list-item>
                </text:list>
              </text:list-item>
              <text:list-item>
                <text:p>Label encoding (one-hot encoding)</text:p>
                <text:list>
                  <text:list-item>
                    <text:p>As we have to make a classification model, we need to one-hot encode the labels to put them in the deep learning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ODEL PERFORMANCE INDIC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uracy </text:p>
                <text:list>
                  <text:list-item>
                    <text:p>Scaling was necessary as data varied in very different ranges and needed to be in the same domain for efficient model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ep learning algorithm -</text:p>
                <text:list>
                  <text:list-item>
                    <text:p>Keras classifier</text:p>
                  </text:list-item>
                </text:list>
              </text:list-item>
              <text:list-item>
                <text:p>Traditional machine learning model</text:p>
                <text:list>
                  <text:list-item>
                    <text:p>Random forest classif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ODEL PERFORM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ep learning vs traditional ML algorithm</text:p>
                <text:list>
                  <text:list-item>
                    <text:p>Keras classifier<text:span text:style-name="T1">: 31.39% (4.56%)</text:span></text:p>
                  </text:list-item>
                  <text:list-item>
                    <text:p><text:span text:style-name="T2">Random forest classifier</text:span><text:span text:style-name="T1">: 50.42% (1.31%)</text:span></text:p>
                  </text:list-item>
                  <text:list-item>
                    <text:p><text:span text:style-name="T2">Traditional ML performs better.</text:span></text:p>
                  </text:list-item>
                </text:list>
              </text:list-item>
              <text:list-item>
                <text:p><text:span text:style-name="T2">Different feature engineering</text:span></text:p>
                <text:list>
                  <text:list-item>
                    <text:p><text:span text:style-name="T3">With Scaling</text:span><text:span text:style-name="T1">: 50.42% (1.31%)</text:span></text:p>
                  </text:list-item>
                  <text:list-item>
                    <text:p><text:span text:style-name="T3">Without Scaling</text:span><text:span text:style-name="T1">: 50.14% (2.45%)</text:span></text:p>
                  </text:list-item>
                  <text:list-item>
                    <text:p><text:span text:style-name="T2">We did almost same with and without sca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3T14:57:16.663336209</meta:creation-date>
    <meta:editing-duration>PT2M59S</meta:editing-duration>
    <meta:editing-cycles>2</meta:editing-cycles>
    <meta:generator>LibreOffice/6.3.5.2$Linux_X86_64 LibreOffice_project/30$Build-2</meta:generator>
    <dc:title>Blueprint Plans</dc:title>
    <dc:date>2020-06-03T16:44:26.408258370</dc:date>
    <meta:document-statistic meta:object-count="71"/>
  </office:meta>
</office:document-meta>
</file>